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2_4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88?</text:p>
      <text:p text:style-name="P2">Month<text:tab/><text:tab/><text:tab/><text:tab/><text:tab/><text:tab/></text:p>
      <text:p text:style-name="P2">Year<text:tab/><text:tab/><text:tab/><text:tab/><text:tab/><text:tab/>1888?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For Beshalach 88/</text:p>
      <text:p text:style-name="P7">[Hebrew]/</text:p>
      <text:p text:style-name="P6">[Note: The number 47 is written in pencil, circled, in the top right corner.]</text:p>
      <text:p text:style-name="P6"/>
      <text:p text:style-name="P6">[Page 1]</text:p>
      <text:p text:style-name="P6"><text:tab/>Brethren. <text:s/>The book of Ecclesiastes is, in many/ respects, a <text:span text:style-name="T2">source</text:span><text:span text:style-name="T4"> cause of perplexity to </text:span><text:span text:style-name="T2">students</text:span><text:span text:style-name="T4"> thinkers, for with/ sentiments of deep piety and profound wisdom, we read/ what must sound skeptical and materialistic. <text:s/>We/ know the obstacles which its admission into the/ sacred canon met. <text:s/>Whether Solomon wrote that/ scriptural volume towards the close of his career,/ when surfeited with worldly goods, </text:span><text:span text:style-name="T2">discovered</text:span><text:span text:style-name="T4"> he recognized that all/ striving after temporal gratifications </text:span><text:span text:style-name="T2">are</text:span><text:span text:style-name="T4"> is vanity of vanities, or whither, as others/ allege, an author of later ages than David's son, under/ the guise of a luxurious king, raised doubts that we/ might solve, and learn by reflection to avoid excesses of all sorts,/ certain it is that at all events </text:span><text:span text:style-name="T5">Koheleth</text:span><text:span text:style-name="T6"> is worth studying/ seriously. <text:s/>One of its sentences gives us </text:span><text:span text:style-name="T3">this</text:span><text:span text:style-name="T6"> the following instruct-/ion: [Hebrew]/ "On the day of prosperity be joyful, but on the day of/ adversity consider. <text:s/>God has set the one ever against the/ other." <text:s/>Now: </text:span><text:span text:style-name="T3">the</text:span><text:span text:style-name="T6"> our Sabbath section form the Pentateuch, </text:span><text:span text:style-name="T3">design-</text:span><text:span text:style-name="T6">/</text:span><text:span text:style-name="T3">-ated for this Sabbath,</text:span><text:span text:style-name="T6"> which is, more than ordinarily,/ suggestive, illustrates, I think, in some of the events nar-/-rated, the saying of the olden preacher, just quoted./</text:span></text:p>
      <text:p text:style-name="P6"><text:span text:style-name="T6"/></text:p>
      <text:p text:style-name="P6"><text:span text:style-name="T6">[Page 2]</text:span></text:p>
      <text:p text:style-name="P6"><text:soft-page-break/><text:span text:style-name="T6">It presents a graphic picture of a succession of/ changes in human affairs, </text:span><text:span text:style-name="T3">which</text:span><text:span text:style-name="T6"> as we often witness,/ under different aspects, in our own surroundings./</text:span></text:p>
      <text:p text:style-name="P6"><text:span text:style-name="T6">Triumphantly brought out of the sea that engulphed[sic!]/ persecuting task masters, and marching on towards the/ Arabian desert</text:span><text:span text:style-name="T3">s</text:span><text:span text:style-name="T6">, liberated Israel suffered three days/ for want of water to drink. <text:s/>The privation was very/ great to over two million creatures and their cattle,/ but journeying further, the precious liquid was at length/ discovered. <text:s/>Oh! sad disappointment! <text:s/>Put to the lips, it/ was rejected. <text:s/>Its acrid taste sorely tried a people, that/ longed to quench their burning thirst. <text:s/>Providence inter-/-osed His will and bitterness </text:span><text:span text:style-name="T3">made room</text:span><text:span text:style-name="T6"> turned to sweetness. <text:s/>The/ enfranchised slaves proceeded forward. <text:s/>A delightful oasis with twelve springs and seventy palm trees with their luscious dates </text:span><text:span text:style-name="T3">appeared</text:span><text:span text:style-name="T6"> was reached, but soon again the/ tongue</text:span><text:span text:style-name="T3">s</text:span><text:span text:style-name="T6"> cleaved to the roof of the mouth</text:span><text:span text:style-name="T3">s</text:span><text:span text:style-name="T6">; parched/ </text:span><text:span text:style-name="T3">they</text:span><text:span text:style-name="T6"> were the travellers[sic!] and weary amidst the hot sand of an/ inhospitable wilderness. <text:s/>Again, God's intervention/ came to their aid. <text:s/>Further still they went, to find/ their path intercepted by a wild tribe bent upon slaughter/ and spoil. <text:s/>The struggle was short. <text:s/>The God of battles/ fought </text:span><text:span text:style-name="T3">for</text:span><text:span text:style-name="T6"> with His chosen host, and tranquillity[sic!] was/ restored./</text:span></text:p>
      <text:p text:style-name="P6"><text:span text:style-name="T6"/></text:p>
      <text:p text:style-name="P6"><text:span text:style-name="T6">[Page 3]</text:span></text:p>
      <text:p text:style-name="P6"><text:span text:style-name="T6">In these narratives I fancy that I see </text:span><text:span text:style-name="T3">a favorance, as it were the model</text:span><text:span text:style-name="T6"> a typical representation/ of the contrast which communities everywhere set to view./ <text:s/>In one spot a gorgeous mansion. <text:s/>All is comfort </text:span><text:span text:style-name="T3">there</text:span><text:span text:style-name="T6"> within, all/ is brilliant with modern inventions. <text:s/>Not very distant off/ a hovel of misery. <text:s/>Here the </text:span><text:span text:style-name="T3">sound</text:span><text:span text:style-name="T6"> shout of noisy banquetting[sic!],/ there the cry of hunger. <text:s/>In a chamber of gladness/ over a newly born babe; in another gloom overspread/ by death. <text:s/>On the streets nuptial music/ and the sound of muffled drams strike the ear of the passerby./ <text:s/>Who that has a mind to think, has not noted down/ such contrasts? <text:s/>But not simply in communities/ at large, is this alternating of pleasure and sorrow per-/-ceptible. <text:s/>An hour may suffice to change our state;/ to cast us from the height of prosperity to the depth of/ adversity; while, </text:span><text:span text:style-name="T3">on the other hand</text:span><text:span text:style-name="T6"> conversely, we may have heard of/ some who lay themselves down in penury, and awoke/ to find a heritage, not dreamt of, within reach. <text:s/>Again:/ we may have observed how one who yesterday appeared/ so strong as to defy illness, is to day broken down in health./ <text:s/>So will the scene of life alter its aspects, as nature does./</text:span></text:p>
      <text:p text:style-name="P6"><text:span text:style-name="T6"/></text:p>
      <text:p text:style-name="P6"><text:span text:style-name="T6">[Page 4]</text:span></text:p>
      <text:p text:style-name="P6"><text:span text:style-name="T6">Now a storm beclouding the sky, anon calm and/ brightness pervading it. <text:s/>The Psalmist expresses the/ sentiment thus [Hebrew] "In the evening/ weeping may be our bed companion; in the morning/ song". <text:s/>Realizing then the uncertainty of the/ present, the innumerable occurrences which may alter it; what course ought </text:span><text:span text:style-name="T3">we</text:span><text:span text:style-name="T6"> mortals to follow? <text:s/>Ko-/-helette has showed it [Hebrew]/ [Hebrew] <text:s/>"on the day of prosperity be/ joyful, but on the day of adversity, consider. <text:s/>God has/ set the one over against the other." <text:s/>If we enjoy/ affluence, we should make it conducive it to our hap-/-piness. <text:s/>The Almighty wills it. <text:s/>We should fully avail ourselves of </text:span><text:span text:style-name="T3">it</text:span><text:span text:style-name="T6"> the Divine boons, but/ not </text:span><text:span text:style-name="T3">to grow</text:span><text:span text:style-name="T6"> to forget ourselves, </text:span><text:span text:style-name="T3">not</text:span><text:span text:style-name="T6"> imagining to have gained an immoveable stability, and grow elated, and like a haughty braggart of old,/ say [Hebrew] "I have gathered wealth/ by the strength of my own hand, and through my own/ </text:span><text:span text:style-name="T3">wisdom</text:span><text:span text:style-name="T6"> ingenuity, recognizing the </text:span><text:span text:style-name="T3">instability</text:span><text:span text:style-name="T6"> insecurity of things; hearing in mind possible mutations, for I am intelligent", but </text:span><text:span text:style-name="T3">rather</text:span><text:span text:style-name="T6"> we should exclaim, like Jacob,/ </text:span><text:span text:style-name="T3">exclaim,</text:span><text:span text:style-name="T6"> [Hebrew] "My father's God has been/ with me." <text:s/>He has prospered my ways. <text:s/>His sentiment/ will season our pleasures; add zest to human delights, hold us in check &amp; in the path of goodness./ <text:s/>If, on the contrary, we are humbly situated, the </text:span><text:span text:style-name="T3">instabi- insecurity</text:span><text:span text:style-name="T6">/ </text:span><text:span text:style-name="T3">-lity of human mutability</text:span><text:span text:style-name="T6"> inconstancy of mundane concerns, will not so depress our spirits/ as to incapacitate us for manly efforts. <text:s/>We </text:span><text:span text:style-name="T3">shall</text:span><text:span text:style-name="T6"> will consider./</text:span></text:p>
      <text:p text:style-name="P6"><text:span text:style-name="T6"/></text:p>
      <text:p text:style-name="P6"><text:span text:style-name="T6">[Page 5]</text:span></text:p>
      <text:p text:style-name="P6"><text:span text:style-name="T6">At present fortune seems to mock our endeavours,/ our perseverance brings us no </text:span><text:span text:style-name="T3">reward</text:span><text:span text:style-name="T6"> advantage, but finally/ </text:span><text:span text:style-name="T3">our</text:span><text:span text:style-name="T6"> a determined resolve to overcome impediments by dint of industry,/ will carry success </text:span><text:soft-page-break/><text:span text:style-name="T6">in its train. <text:s/>Aye: it is when/ pondering on the changes that individuals, as well as/ communities, undergo, that we will keep our minds/ well balanced. <text:s/>We shall avoid the madness of those,/ who, whirling round a circle of </text:span><text:span text:style-name="T3">enjoyments</text:span><text:span text:style-name="T6"> unending schemes for self-aggrandisement[sic!], never stop/ to heed the demands of humanity; we shall shun/ also the folly of such as sink their manhood into/ a state of depression. <text:s/>A person ready to accept/ a Divine dispensation, rejoices in humility over </text:span><text:span text:style-name="T3">wh</text:span><text:span text:style-name="T6"> the/ good, which is at present in his possession, without/ losing sight of the possibility of a different future./ <text:s/>His appreciation of that possibility, does not imply/ the necessity of living in dread of reverses; it does not/ counsel the cowardliness of the miser, whom the/ idea of losing his substance robs even of his night's/ rest. <text:s/>[Hebrew], but it commends modera-/-tion, contentment, fellow-feelings with beings who struggle to rise/ honestly, kindliness, thoughtful consideration and,/ above all, implicit reliance in the Supreme </text:span><text:span text:style-name="T3">Lord</text:span><text:span text:style-name="T6"> Ruler./</text:span></text:p>
      <text:p text:style-name="P6"><text:span text:style-name="T6"/></text:p>
      <text:p text:style-name="P6"><text:span text:style-name="T6">[Page 6]</text:span></text:p>
      <text:p text:style-name="P6"><text:span text:style-name="T6">There exists a</text:span><text:span text:style-name="T3">n immeasurable</text:span><text:span text:style-name="T6"> sharp line distinguishing </text:span><text:span text:style-name="T3">difference distinction</text:span><text:span text:style-name="T6"> between/ a reasonable prudence which is prepared for the un-/-foreseen and the vulgar fear which constantly/ </text:span><text:span text:style-name="T3">trembles at imagines</text:span><text:span text:style-name="T6"> descries </text:span><text:span text:style-name="T3">to be</text:span><text:span text:style-name="T6"> disasters looming up; thus rendering the rich man very poor/ indeed amidst abundant ease, and making his heart's/ blood so stagnant, </text:span><text:span text:style-name="T3">so</text:span><text:span text:style-name="T6"> that it </text:span><text:span text:style-name="T3">cannot be</text:span><text:span text:style-name="T6"> is never quickened/ at the sight of a neighbour's want. <text:s/>Why, because/ our condition may change, shall we renounce the/ fruition of blessings granted by a beneficent Lord?/ <text:s/>Shall we, of our own accord, anticipate evils that/ have not befallen us? <text:s/>Truly, the improvidence of/ the necessitous, is not so reprehensible as the craven/ apprehensions of the opulent with "seared conscience,/ </text:span><text:span text:style-name="T3">uninfluenced untouched</text:span><text:span text:style-name="T6"> unmoved by the cry of charity. <text:s/>But both ex-/-tremes must be studiously avoided [Hebrew]/ [Hebrew] "On the day of prosperity/ be joyful, but on the day of adversity, consider. <text:s/>God has/ set the one over against the other." <text:s/>[Hebrew] "Be joyful"/ not narrowly but broadly, seeking pleasure in/ promising pursuits, but also relieving the heavy burdens that many have to bear,/ </text:span><text:span text:style-name="T3">[Hebrew] Consider</text:span><text:span text:style-name="T6"> wiping off tears from the eyes of the distressed, </text:span><text:span text:style-name="T3">gaining</text:span><text:span text:style-name="T6"> winning a name and/ an eternity by humanity./</text:span></text:p>
      <text:p text:style-name="P6"><text:span text:style-name="T6"/></text:p>
      <text:p text:style-name="P6"><text:span text:style-name="T6">[Page 7]</text:span></text:p>
      <text:p text:style-name="P6"><text:span text:style-name="T6">[Hebrew] "Consider," says Ecclesiastes to the hitherto unfortu-/-nate, consider not to sink in indolence, but to gird on/ strength to fight obstacles, and conquer "impediments/ to gain a temporal advancement. <text:s/>In fact, do we/ not occasionally hinder our own forward movements be-/-cause we choose the pride of sloth as our companion in the journey of life?/ <text:s/>The decay of families is at times the affect of a stop-/-page of wholesome exertions to keep up progress.,/ the consequence </text:span><text:span text:style-name="T3">of extravagance of</text:span><text:span text:style-name="T6"> of lack of system of Judicious government,/ of </text:span><text:span text:style-name="T3">the</text:span><text:span text:style-name="T6"> a home training </text:span><text:span text:style-name="T3">of</text:span><text:span text:style-name="T6"> in idleness and recklessness, more/ than the sudden clogging of the wheel of fortune./ <text:s/></text:span><text:span text:style-name="T3">C</text:span><text:span text:style-name="T6">Contrawise, men's rising from a lowly state is/ not rarely the </text:span><text:span text:style-name="T3">as</text:span><text:span text:style-name="T6"> attendant of indefatigable activity and a/ well regulated conduct. <text:s/>Thus while inertness ac-/-companied with dejectedness would have plunged the one/ who </text:span><text:span text:style-name="T3">eng</text:span><text:span text:style-name="T6"> encourages such feelings into the depth of misery,/ </text:span><text:span text:style-name="T3">his</text:span><text:span text:style-name="T6"> a brave struggle </text:span><text:span text:style-name="T3">to</text:span><text:span text:style-name="T6"> not to yeild[sic!] to unmanliness, per-/-formed miracles of success./</text:span></text:p>
      <text:p text:style-name="P6"><text:span text:style-name="T6">These considerations </text:span><text:span text:style-name="T3">will show how wisely</text:span><text:span text:style-name="T6"> vindicate the dealing</text:span><text:span text:style-name="T3">s</text:span><text:span text:style-name="T6"> of God who has/ set the one thing against the other [Hebrew]; prosperity with/ the thought of possible vicissitudes to retain us in virtue, adversity with/ the hope of mounting high on the ladder of material/ and social progress by untiring endeavours./</text:span></text:p>
      <text:p text:style-name="P6"><text:span text:style-name="T6"/></text:p>
      <text:p text:style-name="P6"><text:span text:style-name="T6">[Page 8]</text:span></text:p>
      <text:p text:style-name="P6"><text:span text:style-name="T6">Ye, brethren, He who governs nations, as well as/ individuals, designed that our enjoyments may grow/ sweeter by contrast with the privations that </text:span><text:span text:style-name="T3">our fellow-</text:span><text:span text:style-name="T6"> all/ mortals are liable to endure, in the same manner as </text:span><text:span text:style-name="T3">temporary</text:span><text:span text:style-name="T6"> momentary darkness/ makes light more brilliant in our sight, and as tempo-/rary sickness makes us value the possession of/ good health more greatly. <text:s/>The Almighty purposed/ to stir us </text:span><text:soft-page-break/><text:span text:style-name="T6">up to work, to the exercise of our faculties/ bodily and mental, towards our human perfectibility,/ so that meditating on passing events, we might, under all circumstances, recognize/ Him as the Bestower of all the means of our advancement,/ the Arbiter of our destiny, and copying His attributes of mercy and truth, and trusting Him implicitly and entreating/ Him confidently as children an all-loving Father, we/ may become worthy of His unending favors./</text:span></text:p>
      <text:p text:style-name="P6"><text:span text:style-name="T6">Oh Ruler of the Universe! <text:s/>Endow us with the capacity to/ rise higher for our welfare and that of others with whom/ we are associated humanly and religiously. <text:s/>Cast Thy/ heavenly shield round our lives and our substance, that nei-/-ther may be exposed to danger, but tech us to ponder on/ the mutations of sublunary affairs, that we may become inspired </text:span><text:span text:style-name="T3">as</text:span><text:span text:style-name="T6"> with hu-/-mility, charity and pious serenity now &amp; evermor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07T13:19:47.76</meta:creation-date>
    <dc:date>2012-05-07T14:30:04.59</dc:date>
    <dc:creator>Penn Libraries</dc:creator>
    <meta:editing-duration>PT00H01M5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3" meta:word-count="1873" meta:character-count="11834"/>
  </office:meta>
</office:document-meta>
</file>